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avid CLM" svg:font-family="'David CLM'"/>
    <style:font-face style:name="Nachlieli CLM1" svg:font-family="'Nachlieli CLM'"/>
    <style:font-face style:name="David CLM1" svg:font-family="'David CLM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David CLM1" style:font-name-complex="David CLM1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David CLM1" style:font-name-complex="David CLM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=0.18:</text:p>
      <text:p text:style-name="P1">LOG SLOPE: 100 -0.812160616030629+-0.04067021989940875</text:p>
      <text:p text:style-name="P1">LOG CONSTANT: 100 4.706299882850437+-0.11724321102401916</text:p>
      <text:p text:style-name="P1"/>
      <text:p text:style-name="P1">q=0.20:</text:p>
      <text:p text:style-name="P1">LOG SLOPE: 100 <text:bookmark-start text:name="__DdeLink__1826_1576967844"/>-0.8274735609472564<text:bookmark-end text:name="__DdeLink__1826_1576967844"/>+-0.03863702625514501</text:p>
      <text:p text:style-name="P1">LOG CONSTANT: 100 <text:bookmark-start text:name="__DdeLink__1820_1576967844"/><text:bookmark-start text:name="__DdeLink__1822_1576967844"/>4.678389678014114<text:bookmark-end text:name="__DdeLink__1822_1576967844"/>+<text:bookmark-start text:name="__DdeLink__1824_1576967844"/>-0.11226780226160765<text:bookmark-end text:name="__DdeLink__1820_1576967844"/><text:bookmark-end text:name="__DdeLink__1824_1576967844"/></text:p>
      <text:p text:style-name="P1">10% at time 17.657395029963205</text:p>
      <text:p text:style-name="P2"/>
      <text:p text:style-name="P1">q=0.39:</text:p>
      <text:p text:style-name="P1">LOG SLOPE: 100 <text:bookmark-start text:name="__DdeLink__1828_1576967844"/><text:bookmark-start text:name="__DdeLink__1818_1576967844"/>-0.9926782344800651<text:bookmark-end text:name="__DdeLink__1828_1576967844"/><text:bookmark-end text:name="__DdeLink__1818_1576967844"/>+-0.072911645754328</text:p>
      <text:p text:style-name="P1">CONSTANT: 100 <text:bookmark-start text:name="__DdeLink__4483_1576967844"/><text:bookmark-start text:name="__DdeLink__1830_1576967844"/><text:bookmark-start text:name="__DdeLink__1816_1576967844"/><text:bookmark-start text:name="__DdeLink__1686_1576967844"/>4.574637165580109<text:bookmark-end text:name="__DdeLink__4483_1576967844"/><text:bookmark-end text:name="__DdeLink__1830_1576967844"/><text:bookmark-end text:name="__DdeLink__1816_1576967844"/><text:bookmark-end text:name="__DdeLink__1686_1576967844"/>+-0.19371963855088395</text:p>
      <text:p text:style-name="P1">10% at time 9.863195508781043</text:p>
      <text:p text:style-name="P1">LOG: count [constant slope] [r^2 ...] = 10000 [[4.244503444783684 -0.9130695092584576] [0.9686231467018278 7338.947205802416 230.27306983949344]]</text:p>
      <text:p text:style-name="P1"/>
      <text:p text:style-name="P1">q = 0.39, Tmax=20, N=1000:</text:p>
      <text:p text:style-name="P1">LOG SLOPE: 100 -0.7199496846465879+-0.03222254572718413</text:p>
      <text:p text:style-name="P1">LOG CONSTANT: 100 <text:bookmark-start text:name="__DdeLink__4506_1576967844"/>3.8594521994916597<text:bookmark-end text:name="__DdeLink__4506_1576967844"/>+-0.04649223330266632</text:p>
      <text:p text:style-name="P1">10% at time 8.692551800670694</text:p>
      <text:p text:style-name="P1"/>
      <text:p text:style-name="P1">q = 0.39, Tmax=20, N=100:</text:p>
      <text:p text:style-name="P1">LOG SLOPE: 100 -0.7473668749922772+-0.10970531367108954</text:p>
      <text:p text:style-name="P1">LOG CONSTANT: 100 3.8916881945583834+-0.150151039558658</text:p>
      <text:p text:style-name="P1">10% at time 8.383530377826853</text:p>
      <text:p text:style-name="P1"/>
      <text:p text:style-name="P1">q=0.39 from-landowners:</text:p>
      <text:p text:style-name="P1">LOG: count [constant slope] [r^2 ...] = 10000 [[<text:bookmark-start text:name="__DdeLink__4500_1576967844"/>4.223109150841357<text:bookmark-end text:name="__DdeLink__4500_1576967844"/> <text:bookmark-start text:name="__DdeLink__4498_1576967844"/>-0.8871559540894007<text:bookmark-end text:name="__DdeLink__4498_1576967844"/>] [0.9641794529896945]] 10% at time 8.7</text:p>
      <text:p text:style-name="P1"/>
      <text:p text:style-name="P1">q = 0.4:</text:p>
      <text:p text:style-name="P1">LOG SLOPE: 100 -0.9968424632791963+-0.07013666401422022</text:p>
      <text:p text:style-name="P1">LOG CONSTANT: 100 4.5494230372573705+-0.18349849927111372</text:p>
      <text:p text:style-name="P1">10% at time 9.525333081562344</text:p>
      <text:p text:style-name="P1"/>
      <text:p text:style-name="P1">q = 0.6:</text:p>
      <text:p text:style-name="P1">LOG SLOPE: 100 -1.1386168421895546+-0.09941112208903842</text:p>
      <text:p text:style-name="P1">LOG CONSTANT: 100 4.471198919686232+-0.2644734163118569</text:p>
      <text:p text:style-name="P1">10% at time 6.7167451134355005</text:p>
      <text:p text:style-name="P1"/>
      <text:p text:style-name="P1"><text:soft-page-break/>q = 0.8:</text:p>
      <text:p text:style-name="P1">LOG SLOPE: 100 -1.3254182852499259+-0.136349798282725</text:p>
      <text:p text:style-name="P1">LOG CONSTANT: 100 4.429599214452507+-0.35190004831544847</text:p>
      <text:p text:style-name="P1">10% at time 4.97679976096209</text:p>
      <text:p text:style-name="P1"/>
      <text:p text:style-name="P1">q = 0.8, to-landless</text:p>
      <text:p text:style-name="P1">SLOPE: 100 -1.293568009056748+-0.12372928146982894</text:p>
      <text:p text:style-name="P1">LOG CONSTANT: 100 4.348158675775662+-0.3198469706902807</text:p>
      <text:p text:style-name="P1">10% at time 4.861476137769244</text:p>
      <text:p text:style-name="P1"/>
      <text:p text:style-name="P1">q = 0.8, from-landowners:</text:p>
      <text:p text:style-name="P1">LOG SLOPE: 100 -1.1261242384439683+-0.09951103356344271</text:p>
      <text:p text:style-name="P1">LOG CONSTANT: 100 4.224672242386266+-0.26095405208599515</text:p>
      <text:p text:style-name="P1">10% at time 5.511386636830178</text:p>
      <text:p text:style-name="P1"/>
      <text:p text:style-name="P1">,q = 0.8, to-landless Tmax=20</text:p>
      <text:p text:style-name="P1">LOG SLOPE: 100 -1.401161316471482+-0.08980473194367986</text:p>
      <text:p text:style-name="P1">LOG CONSTANT: 100 4.589376951072324+-0.1558249241293755</text:p>
      <text:p text:style-name="P1">10% at time 5.114445236638768</text:p>
      <text:p text:style-name="P1"/>
      <text:p text:style-name="P1">,q = 0.8, from-landless Tmax=20</text:p>
      <text:p text:style-name="P1">LOG SLOPE: 100 -1.1802381105315143+-0.06508988641197894</text:p>
      <text:p text:style-name="P1">LOG CONSTANT: 100 4.353136278354366+-0.11793911959603011</text:p>
      <text:p text:style-name="P1">10% at time 5.682576013366626</text:p>
      <text:p text:style-name="P1"/>
      <text:p text:style-name="P1"/>
      <text:p text:style-name="P1">q=1.00, to-landless, Tmax=100</text:p>
      <text:p text:style-name="P1">LOG SLOPE: 100 <text:bookmark-start text:name="__DdeLink__1832_1576967844"/>-1.212868695379349<text:bookmark-end text:name="__DdeLink__1832_1576967844"/>+-0.1317800800759369</text:p>
      <text:p text:style-name="P1">LOG CONSTANT: 100 <text:bookmark-start text:name="__DdeLink__4486_1576967844"/><text:bookmark-start text:name="__DdeLink__1834_1576967844"/>3.205678899657056<text:bookmark-end text:name="__DdeLink__4486_1576967844"/><text:bookmark-end text:name="__DdeLink__1834_1576967844"/>+-0.42536598831238526</text:p>
      <text:p text:style-name="P1">10% at time 2.1055847498291635</text:p>
      <text:p text:style-name="P1"/>
      <text:p text:style-name="P1">q=0.99, to-landless, Tmax=20:, N=1000:</text:p>
      <text:p text:style-name="P1">LOG SLOPE: 100 -1.538199269909592+-0.10720053108893662</text:p>
      <text:p text:style-name="P1">LOG CONSTANT: 100 <text:bookmark-start text:name="__DdeLink__4511_1576967844"/>3.9924166952541484<text:bookmark-end text:name="__DdeLink__4511_1576967844"/>+-0.13446051429431216</text:p>
      <text:p text:style-name="P1">10% at time 2.999896598892809</text:p>
      <text:p text:style-name="P1"/>
      <text:p text:style-name="P1">q=0.99, to-landless, reduced-uncertainty., Tmax=20, N=100:</text:p>
      <text:p text:style-name="P1">LOG SLOPE: 100 -1.1667054268164199+-0.1506857160334977</text:p>
      <text:p text:style-name="P1">LOG CONSTANT: 100 3.483618841364252+-0.2646836630866732</text:p>
      <text:p text:style-name="P1"><text:soft-page-break/>10% at time 2.751870907785937</text:p>
      <text:p text:style-name="P1"/>
      <text:p text:style-name="P1">q = 0.4: to-landless</text:p>
      <text:p text:style-name="P1">LOG SLOPE: 100 -0.9968424632791963+-0.07013666401422022</text:p>
      <text:p text:style-name="P1">LOG CONSTANT: 100 4.5494230372573705+-0.18349849927111372</text:p>
      <text:p text:style-name="P1">10% at time 9.525333081562344</text:p>
      <text:p text:style-name="P1"/>
      <text:p text:style-name="P1">q=0.4 from-landowners:</text:p>
      <text:p text:style-name="P1">LOG SLOPE: 100 -0.9786774920779421+-0.0740941926997904</text:p>
      <text:p text:style-name="P1">LOG CONSTANT: 100 4.55912414425557+-0.20096918116742635</text:p>
      <text:p text:style-name="P1">10% at time 10.031221800351824</text:p>
      <text:p text:style-name="P1"/>
      <text:p text:style-name="P1">q=0.4 to-landless reduced-uncertainty:</text:p>
      <text:p text:style-name="P1">LOG SLOPE: 100 -1.0034849125667422+-0.06176714180357796</text:p>
      <text:p text:style-name="P1">LOG CONSTANT: 100 4.571924790144559+-0.17409193630013933</text:p>
      <text:p text:style-name="P1">10% at time 9.597078327511102</text:p>
      <text:p text:style-name="P1"/>
      <text:p text:style-name="P1">q=0.4 from-landowners reduced-uncertainty:</text:p>
      <text:p text:style-name="P1">LOG SLOPE: 100 -0.9734464288903136+-0.06423660032866947</text:p>
      <text:p text:style-name="P1">LOG CONSTANT: 100 4.530433930336686+-0.16701990101192146</text:p>
      <text:p text:style-name="P1">10% at time 9.86131836154456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avid CLM" svg:font-family="'David CLM'"/>
    <style:font-face style:name="Nachlieli CLM1" svg:font-family="'Nachlieli CLM'"/>
    <style:font-face style:name="David CLM1" svg:font-family="'David CLM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avid CLM" fo:font-size="12pt" fo:language="en" fo:country="US" style:letter-kerning="true" style:font-name-asian="DejaVu Sans1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avid CLM"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avid CLM"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avid CLM" style:font-size-asian="12pt" style:font-name-complex="Nachlieli CLM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el Segal</meta:initial-creator>
    <meta:creation-date>2012-04-25T21:08:27</meta:creation-date>
    <meta:document-statistic meta:table-count="0" meta:image-count="0" meta:object-count="0" meta:page-count="3" meta:paragraph-count="78" meta:word-count="316" meta:character-count="3352"/>
    <dc:date>2012-04-25T21:08:48</dc:date>
    <dc:creator>Erel Segal</dc:creator>
    <meta:editing-duration>PT00H00M21S</meta:editing-duration>
    <meta:editing-cycles>1</meta:editing-cycles>
    <meta:generator>OpenOffice.org/3.2$Unix OpenOffice.org_project/320m12$Build-9483</meta:generator>
  </office:meta>
</office:document-meta>
</file>